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paragraph-rsid="001e6bf6"/>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Text_20_body">
      <style:text-properties fo:font-weight="normal" officeooo:rsid="001cd5db" officeooo:paragraph-rsid="001cd5db" style:font-weight-asian="normal" style:font-weight-complex="normal"/>
    </style:style>
    <style:style style:name="P10" style:family="paragraph" style:parent-style-name="Text_20_body">
      <style:text-properties fo:font-weight="normal" officeooo:rsid="001e66f4" officeooo:paragraph-rsid="001e66f4" style:font-weight-asian="normal" style:font-weight-complex="normal"/>
    </style:style>
    <style:style style:name="P11" style:family="paragraph" style:parent-style-name="Text_20_body">
      <style:text-properties fo:font-style="normal" officeooo:rsid="001e6bf6" officeooo:paragraph-rsid="001e6bf6" style:font-style-asian="normal" style:font-style-complex="normal"/>
    </style:style>
    <style:style style:name="P12" style:family="paragraph" style:parent-style-name="Text_20_body">
      <style:text-properties fo:font-style="normal" officeooo:rsid="001ef3b3" officeooo:paragraph-rsid="001ef3b3" style:font-style-asian="normal" style:font-style-complex="normal"/>
    </style:style>
    <style:style style:name="P13" style:family="paragraph" style:parent-style-name="Text_20_body">
      <style:text-properties fo:font-style="normal" officeooo:rsid="002040c1" officeooo:paragraph-rsid="002040c1" style:font-style-asian="normal" style:font-style-complex="normal"/>
    </style:style>
    <style:style style:name="P14" style:family="paragraph" style:parent-style-name="Text_20_body">
      <style:text-properties fo:font-style="normal" officeooo:rsid="0026402b" officeooo:paragraph-rsid="0026402b" style:font-style-asian="normal" style:font-style-complex="normal"/>
    </style:style>
    <style:style style:name="P15" style:family="paragraph" style:parent-style-name="Text_20_body">
      <style:text-properties fo:font-style="normal" officeooo:rsid="00277813" officeooo:paragraph-rsid="00277813" style:font-style-asian="normal" style:font-style-complex="normal"/>
    </style:style>
    <style:style style:name="P16" style:family="paragraph" style:parent-style-name="Text_20_body">
      <style:text-properties fo:font-style="normal" officeooo:rsid="002b2ae2" officeooo:paragraph-rsid="002b2ae2" style:font-style-asian="normal" style:font-style-complex="normal"/>
    </style:style>
    <style:style style:name="P17" style:family="paragraph" style:parent-style-name="Standard">
      <style:text-properties officeooo:paragraph-rsid="00194fce"/>
    </style:style>
    <style:style style:name="P18" style:family="paragraph" style:parent-style-name="Standard">
      <style:text-properties officeooo:rsid="00194fce" officeooo:paragraph-rsid="002040c1"/>
    </style:style>
    <style:style style:name="P19" style:family="paragraph" style:parent-style-name="Standard">
      <style:text-properties style:text-underline-style="solid" style:text-underline-width="auto" style:text-underline-color="font-color" officeooo:rsid="00194fce" officeooo:paragraph-rsid="002040c1"/>
    </style:style>
    <style:style style:name="P20" style:family="paragraph" style:parent-style-name="Standard">
      <style:text-properties style:text-underline-style="solid" style:text-underline-width="auto" style:text-underline-color="font-color" officeooo:rsid="002040c1" officeooo:paragraph-rsid="002040c1"/>
    </style:style>
    <style:style style:name="P21" style:family="paragraph" style:parent-style-name="Standard">
      <style:text-properties officeooo:rsid="002040c1" officeooo:paragraph-rsid="002040c1"/>
    </style:style>
    <style:style style:name="P22" style:family="paragraph" style:parent-style-name="Standard">
      <style:text-properties officeooo:rsid="002040c1" officeooo:paragraph-rsid="00225b13"/>
    </style:style>
    <style:style style:name="P23" style:family="paragraph" style:parent-style-name="Standard">
      <style:text-properties officeooo:rsid="0021b182" officeooo:paragraph-rsid="0021b182"/>
    </style:style>
    <style:style style:name="P24" style:family="paragraph" style:parent-style-name="Standard">
      <style:text-properties officeooo:rsid="00194fce" officeooo:paragraph-rsid="00194fce"/>
    </style:style>
    <style:style style:name="P25" style:family="paragraph" style:parent-style-name="Standard">
      <style:text-properties officeooo:rsid="002ccb3b" officeooo:paragraph-rsid="002ccb3b"/>
    </style:style>
    <style:style style:name="P26" style:family="paragraph" style:parent-style-name="Standard">
      <style:text-properties officeooo:rsid="002d08e9" officeooo:paragraph-rsid="002d08e9"/>
    </style:style>
    <style:style style:name="P27" style:family="paragraph" style:parent-style-name="Standard">
      <style:paragraph-properties fo:break-before="page"/>
      <style:text-properties officeooo:rsid="002d08e9" officeooo:paragraph-rsid="002d08e9"/>
    </style:style>
    <style:style style:name="P28" style:family="paragraph" style:parent-style-name="Heading_20_1">
      <style:text-properties officeooo:rsid="002040c1" officeooo:paragraph-rsid="002040c1"/>
    </style:style>
    <style:style style:name="P29" style:family="paragraph" style:parent-style-name="Heading_20_1">
      <style:text-properties officeooo:rsid="002ccb3b" officeooo:paragraph-rsid="002ccb3b"/>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d88c6" style:font-weight-asian="normal" style:font-weight-complex="normal"/>
    </style:style>
    <style:style style:name="T12" style:family="text">
      <style:text-properties fo:font-weight="normal" officeooo:rsid="001e66f4" style:font-weight-asian="normal" style:font-weight-complex="normal"/>
    </style:style>
    <style:style style:name="T13" style:family="text">
      <style:text-properties officeooo:rsid="001e6bf6"/>
    </style:style>
    <style:style style:name="T14" style:family="text">
      <style:text-properties fo:font-style="normal" style:font-style-asian="normal" style:font-style-complex="normal"/>
    </style:style>
    <style:style style:name="T15" style:family="text">
      <style:text-properties style:text-line-through-style="solid" style:text-line-through-type="single" fo:font-style="italic" style:font-style-asian="italic" style:font-style-complex="italic"/>
    </style:style>
    <style:style style:name="T16" style:family="text">
      <style:text-properties officeooo:rsid="0021b182"/>
    </style:style>
    <style:style style:name="T17" style:family="text">
      <style:text-properties officeooo:rsid="00225b13"/>
    </style:style>
    <style:style style:name="T18" style:family="text">
      <style:text-properties officeooo:rsid="00273178"/>
    </style:style>
    <style:style style:name="T19" style:family="text">
      <style:text-properties officeooo:rsid="0028624f"/>
    </style:style>
    <style:style style:name="T20" style:family="text">
      <style:text-properties officeooo:rsid="002a5abf"/>
    </style:style>
    <style:style style:name="T21" style:family="text">
      <style:text-properties officeooo:rsid="002b598c"/>
    </style:style>
    <style:style style:name="T22" style:family="text">
      <style:text-properties officeooo:rsid="002ccb3b"/>
    </style:style>
    <style:style style:name="T23" style:family="text">
      <style:text-properties officeooo:rsid="002e828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P26">Granskningsrapport</text:p>
      <text:p text:style-name="P26">”Utveckling av en Androidapplikation för upplysning om tillsatser i livsmedelsproduker”</text:p>
      <text:p text:style-name="P26"/>
      <text:p text:style-name="P27"/>
      <text:p text:style-name="P26"/>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32"><text:a xlink:type="simple" xlink:href="#__RefHeading___Toc395_519894759" text:style-name="Index_20_Link" text:visited-style-name="Index_20_Link">Sammanfattning<text:tab/>3</text:a></text:p>
          <text:p text:style-name="P32"><text:a xlink:type="simple" xlink:href="#__RefHeading___Toc397_519894759" text:style-name="Index_20_Link" text:visited-style-name="Index_20_Link">Specifika kommentarer för berörda kapitel<text:tab/>3</text:a></text:p>
          <text:p text:style-name="P33"><text:a xlink:type="simple" xlink:href="#__RefHeading___Toc399_519894759" text:style-name="Index_20_Link" text:visited-style-name="Index_20_Link">Sammanfattning<text:tab/>3</text:a></text:p>
          <text:p text:style-name="P33"><text:a xlink:type="simple" xlink:href="#__RefHeading___Toc401_519894759" text:style-name="Index_20_Link" text:visited-style-name="Index_20_Link">Abstract<text:tab/>3</text:a></text:p>
          <text:p text:style-name="P33"><text:a xlink:type="simple" xlink:href="#__RefHeading___Toc403_519894759" text:style-name="Index_20_Link" text:visited-style-name="Index_20_Link">1 Inledning<text:tab/>3</text:a></text:p>
          <text:p text:style-name="P33"><text:a xlink:type="simple" xlink:href="#__RefHeading___Toc405_519894759" text:style-name="Index_20_Link" text:visited-style-name="Index_20_Link">1.2 Målsättning<text:tab/>4</text:a></text:p>
          <text:p text:style-name="P33"><text:a xlink:type="simple" xlink:href="#__RefHeading___Toc407_519894759" text:style-name="Index_20_Link" text:visited-style-name="Index_20_Link">1.3 Avgränsningar<text:tab/>4</text:a></text:p>
          <text:p text:style-name="P33"><text:a xlink:type="simple" xlink:href="#__RefHeading___Toc409_519894759" text:style-name="Index_20_Link" text:visited-style-name="Index_20_Link">2.2.2 Sammanfattning av undersökningen<text:tab/>4</text:a></text:p>
          <text:p text:style-name="P33"><text:a xlink:type="simple" xlink:href="#__RefHeading___Toc411_519894759" text:style-name="Index_20_Link" text:visited-style-name="Index_20_Link">3.3.1.1. Val av API nivå<text:tab/>4</text:a></text:p>
          <text:p text:style-name="P33"><text:a xlink:type="simple" xlink:href="#__RefHeading___Toc413_519894759" text:style-name="Index_20_Link" text:visited-style-name="Index_20_Link">3.3.1.2 Användarvillkor<text:tab/>4</text:a></text:p>
          <text:p text:style-name="P33"><text:a xlink:type="simple" xlink:href="#__RefHeading___Toc415_519894759" text:style-name="Index_20_Link" text:visited-style-name="Index_20_Link">3.3.1.4 Layout<text:tab/>4</text:a></text:p>
          <text:p text:style-name="P33"><text:a xlink:type="simple" xlink:href="#__RefHeading___Toc417_519894759" text:style-name="Index_20_Link" text:visited-style-name="Index_20_Link">3.3.1.5 Funktioner<text:tab/>4</text:a></text:p>
          <text:p text:style-name="P33"><text:a xlink:type="simple" xlink:href="#__RefHeading___Toc419_519894759" text:style-name="Index_20_Link" text:visited-style-name="Index_20_Link">3.3.1.8 Nätverk<text:tab/>5</text:a></text:p>
          <text:p text:style-name="P33"><text:a xlink:type="simple" xlink:href="#__RefHeading___Toc421_519894759" text:style-name="Index_20_Link" text:visited-style-name="Index_20_Link">3.3.2.1 Plattform<text:tab/>5</text:a></text:p>
          <text:p text:style-name="P33"><text:a xlink:type="simple" xlink:href="#__RefHeading___Toc423_519894759" text:style-name="Index_20_Link" text:visited-style-name="Index_20_Link">3.4 Testning och användarundersökning<text:tab/>5</text:a></text:p>
          <text:p text:style-name="P32"><text:a xlink:type="simple" xlink:href="#__RefHeading___Toc425_519894759" text:style-name="Index_20_Link" text:visited-style-name="Index_20_Link">Allmän struktur och upplägg<text:tab/>5</text:a></text:p>
          <text:p text:style-name="P32"><text:a xlink:type="simple" xlink:href="#__RefHeading___Toc427_519894759" text:style-name="Index_20_Link" text:visited-style-name="Index_20_Link">Språk<text:tab/>5</text:a></text:p>
        </text:index-body>
      </text:table-of-content>
      <text:h text:style-name="Heading_20_1" text:outline-level="1"/>
      <text:h text:style-name="P30" text:outline-level="1"/>
      <text:h text:style-name="P31" text:outline-level="1"><text:bookmark-start text:name="__RefHeading___Toc395_519894759"/>Sammanfattning<text:bookmark-end text:name="__RefHeading___Toc395_519894759"/></text:h>
      <text:p text:style-name="P25"/>
      <text:p text:style-name="P25">Titeln passar till innehållet, upplägget är bra, metoderna tycks vara passande för det arbete som utförts, språket behövs ses igenom. För mer specifika synpunkter, se under respektive rubrik/kapitel.</text:p>
      <text:p text:style-name="P25"/>
      <text:p text:style-name="P26">Bifogas, med denna granskningsrapport, ett kommenterat digitalt granskningsexemplar gällande språksynpunkter.</text:p>
      <text:p text:style-name="P24"/>
      <text:h text:style-name="Heading_20_1" text:outline-level="1"><text:bookmark-start text:name="__RefHeading___Toc397_519894759"/>Specifika kommentarer <text:span text:style-name="T22">för</text:span> <text:span text:style-name="T22">berörda </text:span>kapitel<text:bookmark-end text:name="__RefHeading___Toc397_519894759"/></text:h>
      <text:h text:style-name="Heading_20_2" text:outline-level="2"><text:bookmark-start text:name="__RefHeading___Toc399_519894759"/>Sammanfattning<text:bookmark-end text:name="__RefHeading___Toc399_519894759"/></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text:span></text:p>
      <text:p text:style-name="P1">Känns <text:span text:style-name="T5">vid första läsning </text:span>lite som en bra ”grund”, men vad hände <text:span text:style-name="T5">med arbetet </text:span>se<text:span text:style-name="T5">dan</text:span>?</text:p>
      <text:p text:style-name="P1"/>
      <text:h text:style-name="Heading_20_2" text:outline-level="2"><text:bookmark-start text:name="__RefHeading___Toc401_519894759"/>Abstract<text:bookmark-end text:name="__RefHeading___Toc401_519894759"/></text:h>
      <text:p text:style-name="P2">Lite samma känsla <text:span text:style-name="T23">som ovan</text:span>: ”<text:span text:style-name="T6">This was </text:span><text:span text:style-name="T8">a foundation</text:span><text:span text:style-name="T6"> to build an appliction….</text:span>”. Men inte helt tydligt vid en snabb genomläsning att något faktiskt skapades?</text:p>
      <text:h text:style-name="Heading_20_2" text:outline-level="2"><text:bookmark-start text:name="__RefHeading___Toc403_519894759"/><text:span text:style-name="T13">1 </text:span>Inledning<text:bookmark-end text:name="__RefHeading___Toc403_519894759"/></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0">säger egentligen att det är en faktiskt ökning, och </text:span><text:span text:style-name="T2">vem </text:span><text:span text:style-name="T10">säger att man inte har tid? Finns källa?</text:span></text:p>
      <text:p text:style-name="P9"/>
      <text:p text:style-name="P3"><text:span text:style-name="T10">”</text:span><text:span text:style-name="T9">I arbetet besvaras följande frågor: ...//… Kan en mobilapplikation hjälpa den upptagne människan att </text:span><text:span text:style-name="T8">lägga större vikt </text:span><text:span text:style-name="T9">på matens innehåll och öka sin kunskap om tillsatser</text:span><text:span text:style-name="T10">”. Känns lite oklart om denna (sista) punkt verkligen besvaras? Blev det verkligen undersökt/fastställt om så var fallet?</text:span></text:p>
      <text:p text:style-name="P3"><text:span text:style-name="T12">Avsnitt</text:span><text:span text:style-name="T10"> ”1.1.1 Vad är tillsatser?”: bra bakgrunds</text:span><text:span text:style-name="T11">redovisning</text:span><text:span text:style-name="T10">, tydligt beskrivet </text:span><text:span text:style-name="T11">och relevant för appen etc.</text:span></text:p>
      <text:p text:style-name="P4"><text:span text:style-name="T10">Avsnitt ”1.1.2 Tillsatsers hälsopåverkan”: Saknar källor på i stort sett hela stycket: att det </text:span><text:span text:style-name="T9">pågår forskningsprojekt</text:span><text:span text:style-name="T10"> etc. Vem säger det?</text:span></text:p>
      <text:p text:style-name="P10"/>
      <text:h text:style-name="Heading_20_2" text:outline-level="2"><text:bookmark-start text:name="__RefHeading___Toc405_519894759"/><text:soft-page-break/>1.2 Målsättning<text:bookmark-end text:name="__RefHeading___Toc405_519894759"/></text:h>
      <text:p text:style-name="P6">”...//...<text:span text:style-name="T7">och se om applikationen kan motivera användaren till hälsosammare matvanor samt användas för att öka kunskap om tillsatser i maten.</text:span><text:span text:style-name="T13">” Hur ska detta sista kunna (hinnas) mätas? Lyckades denna mätning? [inget som jag upptäckte i en första läsning i alla fall]</text:span></text:p>
      <text:p text:style-name="P6"/>
      <text:h text:style-name="Heading_20_2" text:outline-level="2"><text:bookmark-start text:name="__RefHeading___Toc407_519894759"/>1.3 Avgränsning<text:span text:style-name="T13">ar</text:span><text:bookmark-end text:name="__RefHeading___Toc407_519894759"/></text:h>
      <text:p text:style-name="P5">Sista meningen ”<text:span text:style-name="T6">Detta arbete är en grund till optimering och vidareutveckling”. </text:span><text:span text:style-name="T14">Bra förtydligande och ”brasklapp”!</text:span></text:p>
      <text:p text:style-name="P11"/>
      <text:h text:style-name="Heading_20_2" text:outline-level="2"><text:bookmark-start text:name="__RefHeading___Toc409_519894759"/>2.2.2 Sammanfattning av undersökningen<text:bookmark-end text:name="__RefHeading___Toc409_519894759"/></text:h>
      <text:p text:style-name="P11">Bra analys, känns trovärdig p.g.a. statistiska utläggningar [även om jag inte orkade granska siffer-påståendena]</text:p>
      <text:h text:style-name="Heading_20_2" text:outline-level="2"><text:bookmark-start text:name="__RefHeading___Toc411_519894759"/>3.3.1.1. Val av API nivå<text:bookmark-end text:name="__RefHeading___Toc411_519894759"/></text:h>
      <text:p text:style-name="P5">Spontant känns det lite märkligt. Varför skulle det inte gå att vara bakåtkompatibel? Kamera och nätuppkoppling är väl det mest ”viktiga” här? Man kan väl också använda emulatorer för debugging, så det borde inte vara ett hinder att citat ”<text:span text:style-name="T6">så utgicks det från att enheter använda för debugging har ännu högre version….” </text:span><text:span text:style-name="T14">?</text:span></text:p>
      <text:p text:style-name="P5"><text:span text:style-name="T14">”</text:span><text:span text:style-name="T6">Att använda en emulator hade inte varit möjlig,….//...I emulatorer existerar ingen kamerafunktion som kan jämföras med en verklig...” </text:span><text:span text:style-name="T14">Detta är väl inte helt sant. Kameran går att aktivera i emulator och använder då t.ex. datorns webb-kamera. Att det inte är helt optimalt p.g.a. att det brukar bugga/krascha [egen erfarenhet] kan jag dock köpa, men teoretiskt går det ju att fånga bilder med emulatorns kamera.</text:span></text:p>
      <text:h text:style-name="Heading_20_2" text:outline-level="2"><text:bookmark-start text:name="__RefHeading___Toc413_519894759"/>3.3.1.2 Användarvillkor<text:bookmark-end text:name="__RefHeading___Toc413_519894759"/></text:h>
      <text:p text:style-name="P12">Bra tankar/lösningar</text:p>
      <text:h text:style-name="Heading_20_2" text:outline-level="2"><text:bookmark-start text:name="__RefHeading___Toc415_519894759"/>3.3.1.4 Layout<text:bookmark-end text:name="__RefHeading___Toc415_519894759"/></text:h>
      <text:p text:style-name="P7"><text:span text:style-name="T14">”...</text:span><text:span text:style-name="T6">hitta livsmedel utan </text:span><text:span text:style-name="T8">dåliga</text:span><text:span text:style-name="T6"> tillsatser</text:span><text:span text:style-name="T14">.” Dåliga ur vilket perspektiv? Generellt dåliga? I så fall var i rapporten definieras vad som är generellt dåliga tillsatser? Eller dåliga ur användarens eget ”allergi-perspektiv”?</text:span></text:p>
      <text:h text:style-name="Heading_20_2" text:outline-level="2"><text:bookmark-start text:name="__RefHeading___Toc417_519894759"/>3.3.1.5 Funktioner<text:bookmark-end text:name="__RefHeading___Toc417_519894759"/></text:h>
      <text:p text:style-name="P8"><text:span text:style-name="T14">”...</text:span><text:span text:style-name="T6">förbjuden i Sverige innan EU… //… förbjudet i något annat land</text:span><text:span text:style-name="T14">”? Var hittas denna information? <text:s/>Är alla länder medtagna i beräkningen?</text:span></text:p>
      <text:p text:style-name="P13">Apropå sista stycket, kap 3.3.1.5, att kunna skicka information till databas. Sker någon granskning innan ”publicering”? Hur ser ni på risk för missbruk/sabotage från användare? Överbelastning av DB?</text:p>
      <text:p text:style-name="P13"><text:soft-page-break/><text:s/></text:p>
      <text:h text:style-name="Heading_20_2" text:outline-level="2"><text:bookmark-start text:name="__RefHeading___Toc419_519894759"/>3.3.1.8 Nätverk<text:bookmark-end text:name="__RefHeading___Toc419_519894759"/></text:h>
      <text:p text:style-name="P14">Det står att det är en nackdel att Volley levererar resultatet på huvudtråden, men <text:span text:style-name="T18">så långt som jag kan läsa mig till så står det att Volley kör all sin nätverkskommunikation på separata trådar just för att inte blockera det grafiska gränssnittet. Är det fel implementerat på något vis?</text:span> </text:p>
      <text:p text:style-name="P13"/>
      <text:h text:style-name="Heading_20_2" text:outline-level="2"><text:bookmark-start text:name="__RefHeading___Toc421_519894759"/>3.3.2.1 Plattform<text:bookmark-end text:name="__RefHeading___Toc421_519894759"/></text:h>
      <text:p text:style-name="P15">Här nämns det att ett <text:span text:style-name="T4">funktionella</text:span><text:span text:style-name="T20"> </text:span>språk alltid är långsammare än ett <text:span text:style-name="T4">objektorienterade</text:span> språk. Detta är snarare tvärt om. <text:span text:style-name="T19">Antar att ni menar att interpreterat-kod är långsammare än kompilerad kod. Men vad bygger ni antagandet på att php är långsammare än asp.net. Det jag kunnat utläsa på internet visar att det inte är någon större skillnad.</text:span></text:p>
      <text:p text:style-name="P15"/>
      <text:h text:style-name="Heading_20_2" text:outline-level="2"><text:bookmark-start text:name="__RefHeading___Toc423_519894759"/>3.4 Testning och användarundersökning<text:bookmark-end text:name="__RefHeading___Toc423_519894759"/></text:h>
      <text:p text:style-name="P16">Bra och tydliga testfall där man tydligt kan se att programmet gör det den är tänkt till att göra. </text:p>
      <text:p text:style-name="P16">Även bra med en undersökning av användarnas reaktioner på applikationen, även om den korta tiden gör att en del viktiga variabler inte kommer med i beräkningarna: kan de till ex. vara så att användandet av applikationen avtar med tiden då ”nyhetens behag” har lagt sig? <text:span text:style-name="T21">Men detta är inget som har kunnat göras bättre då tiden har varit knapp.</text:span></text:p>
      <text:h text:style-name="P29" text:outline-level="1"><text:bookmark-start text:name="__RefHeading___Toc425_519894759"/>Allmän struktur och upplägg<text:bookmark-end text:name="__RefHeading___Toc425_519894759"/></text:h>
      <text:p text:style-name="P5">Bra upplägg, logisk och läsbar rapport.</text:p>
      <text:h text:style-name="P28" text:outline-level="1"><text:bookmark-start text:name="__RefHeading___Toc427_519894759"/>S<text:span text:style-name="T22">pråk</text:span><text:bookmark-end text:name="__RefHeading___Toc427_519894759"/></text:h>
      <text:p text:style-name="P19">Syftningsfel?</text:p>
      <text:p text:style-name="P18">Under sammanfattning: ”<text:span text:style-name="T2">tillsatser</text:span> är ett väldigt omdiskuterat ämne där <text:span text:style-name="T2">dess behov</text:span> många gånger ifrågasätts”</text:p>
      <text:p text:style-name="P19">Oklar syftning.</text:p>
      <text:p text:style-name="P18">Under sammanfattning: ”<text:span text:style-name="T6">De påstås ibland...//…, medan det finns..</text:span>.” → ”<text:span text:style-name="T6">Med </text:span><text:span text:style-name="T8">det</text:span><text:span text:style-name="T6"> menas</text:span>….”</text:p>
      <text:p text:style-name="P20">Genomgående meningsbyggnadsfel</text:p>
      <text:p text:style-name="P21">Omkastning av ord<text:span text:style-name="T17">följd i (i huvudsak) bisatser </text:span>(förekommer på många ställen genom hela rapporten)</text:p>
      <text:p text:style-name="P21">Exempel:</text:p>
      <text:p text:style-name="P21">1.1 ”<text:span text:style-name="T6">...och </text:span><text:span text:style-name="T15">dem ständigt ökar</text:span><text:span text:style-name="T6"> i popularitet</text:span><text:span text:style-name="T15">en</text:span>” → ...<text:span text:style-name="T16">och </text:span>de ökar ständigt i popularitet.</text:p>
      <text:p text:style-name="P21">”<text:span text:style-name="T6">...och använda </text:span><text:span text:style-name="T15">olika diverse </text:span><text:span text:style-name="T6">applikationer</text:span>” → …<text:span text:style-name="T16">och </text:span>använda diverse olika applikationer.</text:p>
      <text:p text:style-name="P21">1.2 ”<text:span text:style-name="T6">Av undersökningen framgår det också, vilken </text:span><text:span text:style-name="T15">kunskap finns det</text:span><text:span text:style-name="T6"> om tillsatser,...</text:span>” → vilken kunskap det finns.</text:p>
      <text:p text:style-name="P23">1.3 ”<text:span text:style-name="T6">...två personer som jobbar på med projektet , </text:span><text:span text:style-name="T15">den faktiska tiden fördubblades</text:span>” → fördubblades den faktiska tiden.</text:p>
      <text:p text:style-name="P23">Osv. osv.</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30T13:57:52.060000000</dc:date>
    <meta:editing-duration>PT2H58M13S</meta:editing-duration>
    <meta:editing-cycles>18</meta:editing-cycles>
    <meta:generator>LibreOffice/6.0.3.2$Windows_X86_64 LibreOffice_project/8f48d515416608e3a835360314dac7e47fd0b821</meta:generator>
    <meta:document-statistic meta:table-count="0" meta:image-count="0" meta:object-count="0" meta:page-count="5" meta:paragraph-count="73" meta:word-count="944" meta:character-count="6263" meta:non-whitespace-character-count="5387"/>
  </office:meta>
</office:document-meta>
</file>